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8000" style:vertical-align="automatic" fo:background-color="#00800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8000" fo:border-left="thin solid #008000" fo:border-right="thin solid #008000"/>
    </style:style>
    <style:style style:name="ce4" style:family="table-cell" style:parent-style-name="Default" style:data-style-name="N0">
      <style:table-cell-properties fo:border="thin solid #008000"/>
    </style:style>
    <style:style style:name="ce5" style:family="table-cell" style:parent-style-name="Default" style:data-style-name="N0">
      <style:text-properties style:font-name="Trebuchet MS" style:font-name-asian="Trebuchet MS" style:font-name-complex="Trebuchet MS" fo:font-size="10pt" style:font-size-asian="10pt" style:font-size-complex="10pt"/>
    </style:style>
    <style:style style:name="ce6" style:family="table-cell" style:parent-style-name="Default" style:data-style-name="N30">
      <style:table-cell-properties fo:background-color="#FFFFFF"/>
      <style:text-properties fo:color="#C0C0C0" style:font-name="Trebuchet MS" style:font-name-asian="Trebuchet MS" style:font-name-complex="Trebuchet M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C0C0C0" style:font-name="Trebuchet MS" style:font-name-asian="Trebuchet MS" style:font-name-complex="Trebuchet M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 style:cell-protect="protected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10" style:family="table-cell" style:parent-style-name="Default" style:data-style-name="N30">
      <style:table-cell-properties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12" style:family="table-cell" style:parent-style-name="Default" style:data-style-name="N30">
      <style:table-cell-properties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Trebuchet MS" style:font-name-asian="Trebuchet MS" style:font-name-complex="Trebuchet MS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rebuchet MS" style:font-name-asian="Trebuchet MS" style:font-name-complex="Trebuchet MS" fo:font-size="14pt" style:font-size-asian="14pt" style:font-size-complex="14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19">
      <style:table-cell-properties style:vertical-align="middle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/>
      <style:text-properties style:font-name="Trebuchet MS" style:font-name-asian="Trebuchet MS" style:font-name-complex="Trebuchet MS" fo:font-size="10pt" style:font-size-asian="10pt" style:font-size-complex="10pt"/>
    </style:style>
    <style:style style:name="ce19" style:family="table-cell" style:parent-style-name="Default" style:data-style-name="N30">
      <style:table-cell-properties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21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#969696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69696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25" style:family="table-cell" style:parent-style-name="Default" style:data-style-name="N30">
      <style:table-cell-properties fo:border="thin solid #000000" style:vertical-align="top" fo:wrap-option="wrap" fo:background-color="#C0C0C0" style:cell-protect="none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C0C0C0" style:cell-protect="none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 style:cell-protect="none"/>
      <style:text-properties style:font-name="Trebuchet MS" style:font-name-asian="Trebuchet MS" style:font-name-complex="Trebuchet MS"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rebuchet MS" style:font-name-asian="Trebuchet MS" style:font-name-complex="Trebuchet MS" fo:font-size="9pt" style:font-size-asian="9pt" style:font-size-complex="9pt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rebuchet MS" style:font-name-asian="Trebuchet MS" style:font-name-complex="Trebuchet MS" fo:font-size="9pt" style:font-size-asian="9pt" style:font-size-complex="9pt"/>
    </style:style>
    <style:style style:name="ce32" style:family="table-cell" style:parent-style-name="Default" style:data-style-name="N0">
      <style:table-cell-properties style:vertical-align="automatic" fo:wrap-option="wrap"/>
      <style:text-properties style:font-name="Trebuchet MS" style:font-name-asian="Trebuchet MS" style:font-name-complex="Trebuchet MS" fo:font-size="9pt" style:font-size-asian="9pt" style:font-size-complex="9pt"/>
    </style:style>
    <style:style style:name="ce33" style:family="table-cell" style:parent-style-name="Default" style:data-style-name="N0">
      <style:table-cell-properties style:vertical-align="automatic" fo:wrap-option="wrap" fo:background-color="transparent"/>
      <style:text-properties style:font-name="Trebuchet MS" style:font-name-asian="Trebuchet MS" style:font-name-complex="Trebuchet MS" fo:font-size="9pt" style:font-size-asian="9pt" style:font-size-complex="9pt"/>
    </style:style>
    <style:style style:name="ce34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20pt" style:font-size-asian="20pt" style:font-size-complex="2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7.831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9.1570833333333cm"/>
    </style:style>
    <style:style style:name="co7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7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60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90pt" style:use-optimal-row-height="true" fo:break-before="auto"/>
    </style:style>
    <style:style style:name="ro12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ce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/>
      <style:map style:condition="of:is-true-formula([.#REF!]=&quot;Fail&quot;)" style:apply-style-name="cf1" style:base-cell-address="Condiciones_y_Resultados.C17"/>
    </style:style>
    <style:style style:name="ce4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/>
      <style:map style:condition="of:is-true-formula([.#REF!]=&quot;Fail&quot;)" style:apply-style-name="cf1" style:base-cell-address="Condiciones_y_Resultados.C5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Estado)" table:base-cell-address="Condiciones_y_Resultados.C17">
          <table:help-message/>
          <table:error-message table:display="true"/>
        </table:content-validation>
      </table:content-validations>
      <table:table table:name="Aux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4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">
            <text:p>Estad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O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Fai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N/A</text:p>
          </table:table-cell>
          <table:table-cell table:number-columns-repeated="16381"/>
        </table:table-row>
        <table:table-row table:number-rows-repeated="3"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565" table:style-name="ro2">
          <table:table-cell table:number-columns-repeated="16384"/>
        </table:table-row>
      </table:table>
      <table:table table:name="Condiciones_y_Resultados" table:style-name="ta2">
        <table:table-column table:style-name="co3" table:default-cell-style-name="ce34"/>
        <table:table-column table:style-name="co4" table:default-cell-style-name="ce35"/>
        <table:table-column table:style-name="co5" table:default-cell-style-name="ce36"/>
        <table:table-column table:style-name="co6" table:default-cell-style-name="ce5"/>
        <table:table-column table:style-name="co7" table:number-columns-repeated="247" table:default-cell-style-name="ce5"/>
        <table:table-column table:style-name="co7" table:number-columns-repeated="773" table:default-cell-style-name="ce1"/>
        <table:table-column table:style-name="co2" table:number-columns-repeated="15360" table:default-cell-style-name="ce1"/>
        <table:table-row table:style-name="ro3">
          <table:table-cell office:value-type="string" table:number-columns-spanned="4" table:number-rows-spanned="1" table:style-name="ce37">
            <text:p>Revisión de Código</text:p>
          </table:table-cell>
          <table:covered-table-cell table:number-columns-repeated="3"/>
          <table:table-cell table:number-columns-repeated="247" table:style-name="ce5"/>
          <table:table-cell table:number-columns-repeated="16133" table:style-name="ce1"/>
        </table:table-row>
        <table:table-row table:style-name="ro4">
          <table:table-cell table:style-name="ce6"/>
          <table:table-cell table:style-name="ce7"/>
          <table:table-cell table:style-name="ce8"/>
          <table:table-cell table:number-columns-repeated="1015" table:style-name="ce9"/>
          <table:table-cell table:number-columns-repeated="15366" table:style-name="ce1"/>
        </table:table-row>
        <table:table-row table:number-rows-repeated="2" table:style-name="ro4">
          <table:table-cell table:style-name="ce10"/>
          <table:table-cell table:style-name="ce11"/>
          <table:table-cell table:number-columns-repeated="1016" table:style-name="ce9"/>
          <table:table-cell table:number-columns-repeated="15366" table:style-name="ce1"/>
        </table:table-row>
        <table:table-row table:style-name="ro4">
          <table:table-cell table:style-name="ce12"/>
          <table:table-cell table:style-name="ce9"/>
          <table:table-cell office:value-type="string" table:style-name="ce13">
            <text:p>Cliente:</text:p>
          </table:table-cell>
          <table:table-cell office:value-type="string" table:number-columns-spanned="2" table:number-rows-spanned="1" table:style-name="ce38">
            <text:p>IES Saladillo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 table:style-name="ro4">
          <table:table-cell table:style-name="ce12"/>
          <table:table-cell table:style-name="ce9"/>
          <table:table-cell office:value-type="string" table:style-name="ce13">
            <text:p>Proyecto:</text:p>
          </table:table-cell>
          <table:table-cell office:value-type="string" table:number-columns-spanned="2" table:number-rows-spanned="1" table:style-name="ce39">
            <text:p>SaladilloWare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-group table:display="false">
          <table:table-row table:style-name="ro4" table:visibility="collapse">
            <table:table-cell table:style-name="ce12"/>
            <table:table-cell table:style-name="ce9"/>
            <table:table-cell office:value-type="string" table:style-name="ce13">
              <text:p>Descripción:</text:p>
            </table:table-cell>
            <table:table-cell office:value-type="string" table:number-columns-spanned="2" table:number-rows-spanned="1" table:style-name="ce39">
              <text:p>Práctica final</text:p>
            </table:table-cell>
            <table:covered-table-cell/>
            <table:table-cell table:number-columns-repeated="1016" table:style-name="ce9"/>
            <table:table-cell table:number-columns-repeated="15363"/>
          </table:table-row>
          <table:table-row table:style-name="ro4" table:visibility="collapse">
            <table:table-cell table:style-name="ce12"/>
            <table:table-cell table:style-name="ce9"/>
            <table:table-cell office:value-type="string" table:style-name="ce13">
              <text:p>Responsable del Diseño:</text:p>
            </table:table-cell>
            <table:table-cell office:value-type="string" table:number-columns-spanned="2" table:number-rows-spanned="1" table:style-name="ce39">
              <text:p>David Quero</text:p>
            </table:table-cell>
            <table:covered-table-cell/>
            <table:table-cell table:number-columns-repeated="1016" table:style-name="ce9"/>
            <table:table-cell table:number-columns-repeated="15363"/>
          </table:table-row>
          <table:table-row table:style-name="ro4" table:visibility="collapse">
            <table:table-cell table:style-name="ce12"/>
            <table:table-cell table:style-name="ce9"/>
            <table:table-cell office:value-type="string" table:style-name="ce13">
              <text:p>Programador:</text:p>
            </table:table-cell>
            <table:table-cell table:number-columns-spanned="2" table:number-rows-spanned="1" table:style-name="ce40"/>
            <table:covered-table-cell/>
            <table:table-cell table:number-columns-repeated="1016" table:style-name="ce9"/>
            <table:table-cell table:number-columns-repeated="15363"/>
          </table:table-row>
          <table:table-row table:style-name="ro4" table:visibility="collapse">
            <table:table-cell table:style-name="ce12"/>
            <table:table-cell table:style-name="ce9"/>
            <table:table-cell office:value-type="string" table:style-name="ce13">
              <text:p>Revisor</text:p>
            </table:table-cell>
            <table:table-cell office:value-type="string" table:number-columns-spanned="2" table:number-rows-spanned="1" table:style-name="ce39">
              <text:p>David Quero</text:p>
            </table:table-cell>
            <table:covered-table-cell/>
            <table:table-cell table:number-columns-repeated="1016" table:style-name="ce9"/>
            <table:table-cell table:number-columns-repeated="15363"/>
          </table:table-row>
          <table:table-row table:style-name="ro4" table:visibility="collapse">
            <table:table-cell table:style-name="ce12"/>
            <table:table-cell table:style-name="ce9"/>
            <table:table-cell office:value-type="string" table:style-name="ce13">
              <text:p>Fecha de revisión:</text:p>
            </table:table-cell>
            <table:table-cell table:number-columns-spanned="2" table:number-rows-spanned="1" table:style-name="ce40"/>
            <table:covered-table-cell/>
            <table:table-cell table:number-columns-repeated="1016" table:style-name="ce9"/>
            <table:table-cell table:number-columns-repeated="15363"/>
          </table:table-row>
        </table:table-row-group>
        <table:table-row table:style-name="ro4">
          <table:table-cell table:style-name="ce12"/>
          <table:table-cell table:style-name="ce13"/>
          <table:table-cell table:number-columns-repeated="1016" table:style-name="ce9"/>
          <table:table-cell table:number-columns-repeated="15366" table:style-name="ce1"/>
        </table:table-row>
        <table:table-row table:style-name="ro5">
          <table:table-cell table:style-name="ce14"/>
          <table:table-cell table:style-name="ce15"/>
          <table:table-cell table:style-name="ce16"/>
          <table:table-cell table:style-name="ce17"/>
          <table:table-cell table:number-columns-repeated="1014" table:style-name="ce18"/>
          <table:table-cell table:number-columns-repeated="15366" table:style-name="ce1"/>
        </table:table-row>
        <table:table-row table:style-name="ro4">
          <table:table-cell table:style-name="ce19"/>
          <table:table-cell table:number-columns-repeated="1017" table:style-name="ce20"/>
          <table:table-cell table:number-columns-repeated="15366" table:style-name="ce1"/>
        </table:table-row>
        <table:table-row table:style-name="ro4">
          <table:table-cell table:style-name="ce21"/>
          <table:table-cell table:style-name="ce22"/>
          <table:table-cell office:value-type="string" table:style-name="ce23">
            <text:p>1. General</text:p>
          </table:table-cell>
          <table:table-cell table:style-name="ce24"/>
          <table:table-cell table:number-columns-repeated="1014" table:style-name="ce20"/>
          <table:table-cell table:number-columns-repeated="15366" table:style-name="ce1"/>
        </table:table-row>
        <table:table-row-group>
          <table:table-row table:style-name="ro6">
            <table:table-cell office:value-type="string" table:style-name="ce25">
              <text:p>ID</text:p>
            </table:table-cell>
            <table:table-cell office:value-type="string" table:style-name="ce26">
              <text:p>Descripción</text:p>
            </table:table-cell>
            <table:table-cell office:value-type="string" table:style-name="ce26">
              <text:p>Estado</text:p>
            </table:table-cell>
            <table:table-cell office:value-type="string" table:style-name="ce26">
              <text:p>Observaciones</text:p>
            </table:table-cell>
            <table:table-cell table:number-columns-repeated="1014" table:style-name="ce27"/>
            <table:table-cell table:number-columns-repeated="15366" table:style-name="ce1"/>
          </table:table-row>
          <table:table-row table:style-name="ro7">
            <table:table-cell office:value-type="string" table:style-name="ce28">
              <text:p>1.1</text:p>
            </table:table-cell>
            <table:table-cell office:value-type="string" table:style-name="ce29">
              <text:p>La ubicación y nomenclatura del documento de Prueba Unitaria cumple las normas aplicables a la gestión de configuración del proyecto.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7">
            <table:table-cell office:value-type="string" table:style-name="ce28">
              <text:p>1.2</text:p>
            </table:table-cell>
            <table:table-cell office:value-type="string" table:style-name="ce29">
              <text:p>La Prueba Unitaria está realizada sobre la última versión de la plantilla establecida para el proyecto.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8">
            <table:table-cell office:value-type="string" table:style-name="ce28">
              <text:p>1.3</text:p>
            </table:table-cell>
            <table:table-cell office:value-type="string" table:style-name="ce29">
              <text:p>La Prueba Unitaria especifica claramente los distintos ciclos de pruebas incluidos en los diseños, y estos cubren las distintas funcionalidades desarrolladas a probar para todos los componentes.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9">
            <table:table-cell office:value-type="string" table:style-name="ce28">
              <text:p>1.4</text:p>
            </table:table-cell>
            <table:table-cell office:value-type="string" table:style-name="ce29">
              <text:p>Prueba Unitaria especifica pruebas que aseguran que la GUI de los componentes con interface gráfica coincide con los de la maqueta o prototipo aprobado para el proyecto.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10">
            <table:table-cell office:value-type="string" table:style-name="ce28">
              <text:p>1.5</text:p>
            </table:table-cell>
            <table:table-cell office:value-type="string" table:style-name="ce29">
              <text:p>El código satisface las especificaciones del diseño detallado y/o técnico.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</table:table-row-group>
        <table:table-row table:style-name="ro4">
          <table:table-cell table:style-name="ce19"/>
          <table:table-cell table:number-columns-repeated="1017" table:style-name="ce20"/>
          <table:table-cell table:number-columns-repeated="15366"/>
        </table:table-row>
        <table:table-row table:style-name="ro4">
          <table:table-cell table:style-name="ce21"/>
          <table:table-cell table:style-name="ce22"/>
          <table:table-cell office:value-type="string" table:style-name="ce23">
            <text:p>2. .NET</text:p>
          </table:table-cell>
          <table:table-cell table:style-name="ce24"/>
          <table:table-cell table:number-columns-repeated="1014" table:style-name="ce20"/>
          <table:table-cell table:number-columns-repeated="15366"/>
        </table:table-row>
        <table:table-row-group>
          <table:table-row table:style-name="ro6">
            <table:table-cell office:value-type="string" table:style-name="ce25">
              <text:p>ID</text:p>
            </table:table-cell>
            <table:table-cell office:value-type="string" table:style-name="ce26">
              <text:p>Descripción</text:p>
            </table:table-cell>
            <table:table-cell office:value-type="string" table:style-name="ce26">
              <text:p>Estado</text:p>
            </table:table-cell>
            <table:table-cell office:value-type="string" table:style-name="ce26">
              <text:p>Observaciones</text:p>
            </table:table-cell>
            <table:table-cell table:number-columns-repeated="1014" table:style-name="ce27"/>
            <table:table-cell table:number-columns-repeated="15366"/>
          </table:table-row>
          <table:table-row table:style-name="ro10">
            <table:table-cell office:value-type="string" table:style-name="ce28">
              <text:p>2.1</text:p>
            </table:table-cell>
            <table:table-cell office:value-type="string" table:style-name="ce29">
              <text:p>Los nombres de los ficheros siguen los estándares de nomenclatura establecidos.</text:p>
            </table:table-cell>
            <table:table-cell office:value-type="string" table:content-validation-name="val1" table:style-name="ce41">
              <text:p>Ok</text:p>
            </table:table-cell>
            <table:table-cell table:style-name="ce29"/>
            <table:table-cell table:number-columns-repeated="1014" table:style-name="ce32"/>
            <table:table-cell table:number-columns-repeated="15366"/>
          </table:table-row>
          <table:table-row table:style-name="ro6">
            <table:table-cell office:value-type="string" table:style-name="ce28">
              <text:p>2.2</text:p>
            </table:table-cell>
            <table:table-cell office:value-type="string" table:style-name="ce29">
              <text:p>El código es legible.</text:p>
            </table:table-cell>
            <table:table-cell office:value-type="string" table:content-validation-name="val1" table:style-name="ce41">
              <text:p>Ok</text:p>
            </table:table-cell>
            <table:table-cell table:style-name="ce29"/>
            <table:table-cell table:number-columns-repeated="1014" table:style-name="ce32"/>
            <table:table-cell table:number-columns-repeated="15366"/>
          </table:table-row>
          <table:table-row table:style-name="ro6">
            <table:table-cell office:value-type="string" table:style-name="ce28">
              <text:p>2.3</text:p>
            </table:table-cell>
            <table:table-cell office:value-type="string" table:style-name="ce29">
              <text:p>El código no contiene ningún tipo de "Hardcode".</text:p>
            </table:table-cell>
            <table:table-cell office:value-type="string" table:content-validation-name="val1" table:style-name="ce41">
              <text:p>Ok</text:p>
            </table:table-cell>
            <table:table-cell table:style-name="ce29"/>
            <table:table-cell table:number-columns-repeated="1014" table:style-name="ce32"/>
            <table:table-cell table:number-columns-repeated="15366"/>
          </table:table-row>
          <table:table-row table:style-name="ro9">
            <table:table-cell office:value-type="string" table:style-name="ce28">
              <text:p>2.4</text:p>
            </table:table-cell>
            <table:table-cell office:value-type="string" table:style-name="ce29">
              <text:p>El código está indentado siguiendo los estándares establecidos (Se utilliza un tamaño de sangrado de 4. No usar nunca espacios en blanco para sangrar.).</text:p>
            </table:table-cell>
            <table:table-cell office:value-type="string" table:content-validation-name="val1" table:style-name="ce41">
              <text:p>Ok</text:p>
            </table:table-cell>
            <table:table-cell table:style-name="ce29"/>
            <table:table-cell table:number-columns-repeated="1014" table:style-name="ce32"/>
            <table:table-cell table:number-columns-repeated="15366"/>
          </table:table-row>
          <table:table-row table:style-name="ro10">
            <table:table-cell office:value-type="string" table:style-name="ce28">
              <text:p>2.5</text:p>
            </table:table-cell>
            <table:table-cell office:value-type="string" table:style-name="ce29">
              <text:p>El nivel, cantidad y consistencia de comentarios es adecuado y sigue los estándares establecidos.</text:p>
            </table:table-cell>
            <table:table-cell office:value-type="string" table:content-validation-name="val1" table:style-name="ce41">
              <text:p>Ok</text:p>
            </table:table-cell>
            <table:table-cell table:style-name="ce29"/>
            <table:table-cell table:number-columns-repeated="1014" table:style-name="ce32"/>
            <table:table-cell table:number-columns-repeated="15366"/>
          </table:table-row>
          <table:table-row table:style-name="ro10">
            <table:table-cell office:value-type="string" table:style-name="ce28">
              <text:p>2.7</text:p>
            </table:table-cell>
            <table:table-cell office:value-type="string" table:style-name="ce29">
              <text:p>La declaración y nomenclatura de las clases sigue los estándares establecidos.</text:p>
            </table:table-cell>
            <table:table-cell office:value-type="string" table:content-validation-name="val1" table:style-name="ce41">
              <text:p>Ok</text:p>
            </table:table-cell>
            <table:table-cell table:style-name="ce29"/>
            <table:table-cell table:number-columns-repeated="1014" table:style-name="ce32"/>
            <table:table-cell table:number-columns-repeated="15366"/>
          </table:table-row>
          <table:table-row table:style-name="ro10">
            <table:table-cell office:value-type="string" table:style-name="ce28">
              <text:p>2.8</text:p>
            </table:table-cell>
            <table:table-cell office:value-type="string" table:style-name="ce29">
              <text:p>La declaración y nomenclatura de los métodos sigue los estándares establecidos (Pascal Case).</text:p>
            </table:table-cell>
            <table:table-cell office:value-type="string" table:content-validation-name="val1" table:style-name="ce41">
              <text:p>Ok</text:p>
            </table:table-cell>
            <table:table-cell table:style-name="ce29"/>
            <table:table-cell table:number-columns-repeated="1014" table:style-name="ce32"/>
            <table:table-cell table:number-columns-repeated="15366"/>
          </table:table-row>
          <table:table-row table:style-name="ro10">
            <table:table-cell office:value-type="string" table:style-name="ce28">
              <text:p>2.9</text:p>
            </table:table-cell>
            <table:table-cell office:value-type="string" table:style-name="ce29">
              <text:p>La declaración y nomenclatura de las propiedades sigue los estándares establecidos.</text:p>
            </table:table-cell>
            <table:table-cell office:value-type="string" table:content-validation-name="val1" table:style-name="ce41">
              <text:p>Ok</text:p>
            </table:table-cell>
            <table:table-cell table:style-name="ce29"/>
            <table:table-cell table:number-columns-repeated="1014" table:style-name="ce32"/>
            <table:table-cell table:number-columns-repeated="15366"/>
          </table:table-row>
          <table:table-row table:style-name="ro10">
            <table:table-cell office:value-type="string" table:style-name="ce28">
              <text:p>2.10</text:p>
            </table:table-cell>
            <table:table-cell office:value-type="string" table:style-name="ce29">
              <text:p>La declaración y nomenclatura de las variables sigue los estándares establecidos.</text:p>
            </table:table-cell>
            <table:table-cell office:value-type="string" table:content-validation-name="val1" table:style-name="ce41">
              <text:p>Ok</text:p>
            </table:table-cell>
            <table:table-cell table:style-name="ce29"/>
            <table:table-cell table:number-columns-repeated="1014" table:style-name="ce32"/>
            <table:table-cell table:number-columns-repeated="15366"/>
          </table:table-row>
          <table:table-row table:style-name="ro10">
            <table:table-cell office:value-type="string" table:style-name="ce28">
              <text:p>2.11</text:p>
            </table:table-cell>
            <table:table-cell office:value-type="string" table:style-name="ce29">
              <text:p>Todas las propiedades y variables declaradas son utilizadas.</text:p>
            </table:table-cell>
            <table:table-cell office:value-type="string" table:content-validation-name="val1" table:style-name="ce41">
              <text:p>N/A</text:p>
            </table:table-cell>
            <table:table-cell table:style-name="ce29"/>
            <table:table-cell table:number-columns-repeated="1014" table:style-name="ce33"/>
            <table:table-cell table:number-columns-repeated="15366"/>
          </table:table-row>
          <table:table-row table:style-name="ro11">
            <table:table-cell office:value-type="string" table:style-name="ce28">
              <text:p>2.12</text:p>
            </table:table-cell>
            <table:table-cell office:value-type="string" table:style-name="ce29">
              <text:p>Se hace una sola declaración de variables por línea.</text:p>
              <text:p>Todas las declaraciones (variables y constantes) están documentadas.</text:p>
              <text:p>Se inicializan las variables en el momento de declararlas.</text:p>
            </table:table-cell>
            <table:table-cell office:value-type="string" table:content-validation-name="val1" table:style-name="ce41">
              <text:p>Ok</text:p>
            </table:table-cell>
            <table:table-cell table:style-name="ce29"/>
            <table:table-cell table:number-columns-repeated="1014" table:style-name="ce33"/>
            <table:table-cell table:number-columns-repeated="15366"/>
          </table:table-row>
          <table:table-row table:style-name="ro7">
            <table:table-cell office:value-type="string" table:style-name="ce28">
              <text:p>2.17</text:p>
            </table:table-cell>
            <table:table-cell office:value-type="string" table:style-name="ce31">
              <text:p>Todas las sentencias using están juntas y al principio del fichero, y nunca dentro de un namespace.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9">
            <table:table-cell office:value-type="string" table:style-name="ce28">
              <text:p>2.18</text:p>
            </table:table-cell>
            <table:table-cell office:value-type="string" table:style-name="ce31">
              <text:p>La implementación de clases internas está agrupada por tipo de constructor, modificador de acceso (public, protected, internal, private) y visibilidad.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7">
            <table:table-cell office:value-type="string" table:style-name="ce28">
              <text:p>2.19</text:p>
            </table:table-cell>
            <table:table-cell office:value-type="string" table:style-name="ce31">
              <text:p>La implementación de las clases está agrupada empleando la sentencia #region, por ejemplo "Eventos", "Métodos privados",…</text:p>
            </table:table-cell>
            <table:table-cell table:content-validation-name="val1" table:style-name="ce41"/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7">
            <table:table-cell office:value-type="string" table:style-name="ce28">
              <text:p>2.21</text:p>
            </table:table-cell>
            <table:table-cell office:value-type="string" table:style-name="ce31">
              <text:p>Las llaves ({ y }) están siempre en una línea nueva. Las llaves de cierre empiezan una línea y están alineadas con el inicio de la declaración o bloque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11">
            <table:table-cell office:value-type="string" table:style-name="ce28">
              <text:p>2.23</text:p>
            </table:table-cell>
            <table:table-cell office:value-type="string" table:style-name="ce31">
              <text:p>En sentencias condicionales y bucles FOR y FOREACH siempre se utilizan las llaves ({ y }). Las llaves de cierre empiezan una línea y están alineadas con el inicio de la declaración o bloque. Siempre que sea posible se usa FOR en lugar de FOREACH para mejorar el rendimiento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7">
            <table:table-cell office:value-type="string" table:style-name="ce28">
              <text:p>2.24</text:p>
            </table:table-cell>
            <table:table-cell office:value-type="string" table:style-name="ce31">
              <text:p>Se evita realizar asignaciones en sentencias condicionales. Ejemplo de lo que NO se debe hacer if ( d = 'hola' ) ó if ( d = k == 2 )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9">
            <table:table-cell office:value-type="string" table:style-name="ce28">
              <text:p>2.25</text:p>
            </table:table-cell>
            <table:table-cell office:value-type="string" table:style-name="ce31">
              <text:p>En sentencias return no se usan paréntesis exteriores (Ejemplo de lo que se debe hacer.- return n * (n / 2) ; Ejemplo de lo que NO se debe hacer return (n * (n/2)); )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10">
            <table:table-cell office:value-type="string" table:style-name="ce28">
              <text:p>2.26</text:p>
            </table:table-cell>
            <table:table-cell office:value-type="string" table:style-name="ce31">
              <text:p>No se realizan tests explícitos contra true o false (Ej.- if (IsValid == true) )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8">
            <table:table-cell office:value-type="string" table:style-name="ce28">
              <text:p>2.27</text:p>
            </table:table-cell>
            <table:table-cell office:value-type="string" table:style-name="ce31">
              <text:p>Las expresiones que no caben en una línea se han troceado correctamente (después de una coma o un operador y la nueva línea está alineada con el principio de la expresión del mismo nivel de la línea anterior)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7">
            <table:table-cell office:value-type="string" table:style-name="ce28">
              <text:p>2.28</text:p>
            </table:table-cell>
            <table:table-cell office:value-type="string" table:style-name="ce31">
              <text:p>Tras coma hay siempre un espacio</text:p>
              <text:p>Los operadores están rodeados con espacios (Ej.- a = b; )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10">
            <table:table-cell office:value-type="string" table:style-name="ce28">
              <text:p>2.29</text:p>
            </table:table-cell>
            <table:table-cell office:value-type="string" table:style-name="ce31">
              <text:p>Las clases y los ficheros contienen menos de 2000 líneas de código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10">
            <table:table-cell office:value-type="string" table:style-name="ce28">
              <text:p>2.31</text:p>
            </table:table-cell>
            <table:table-cell office:value-type="string" table:style-name="ce31">
              <text:p>No hay espacios entre los nombres de los métodos y el paréntesis de apertura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10">
            <table:table-cell office:value-type="string" table:style-name="ce28">
              <text:p>2.32</text:p>
            </table:table-cell>
            <table:table-cell office:value-type="string" table:style-name="ce31">
              <text:p>Los métodos de las clases están separados entre sí con una línea en blanco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10">
            <table:table-cell office:value-type="string" table:style-name="ce28">
              <text:p>2.33</text:p>
            </table:table-cell>
            <table:table-cell office:value-type="string" table:style-name="ce31">
              <text:p>Todas las cabeceras de los métodos están comentadas.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10">
            <table:table-cell office:value-type="string" table:style-name="ce28">
              <text:p>2.34</text:p>
            </table:table-cell>
            <table:table-cell office:value-type="string" table:style-name="ce31">
              <text:p>Todas las etiquetas case de las sentencias switch terminan con una sentencia break.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7">
            <table:table-cell office:value-type="string" table:style-name="ce28">
              <text:p>2.37</text:p>
            </table:table-cell>
            <table:table-cell office:value-type="string" table:style-name="ce31">
              <text:p>Se utiliza // para comentarios de una sola línea. Espacio en blanco detrás de las barras. No terminar los comentarios con punto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7">
            <table:table-cell office:value-type="string" table:style-name="ce28">
              <text:p>2.38</text:p>
            </table:table-cell>
            <table:table-cell office:value-type="string" table:style-name="ce31">
              <text:p>Se utiliza /// para comentarios de documentación. Espacio en blanco detrás de las barras. Puntos al final de los comentarios.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6">
            <table:table-cell office:value-type="string" table:style-name="ce28">
              <text:p>2.39</text:p>
            </table:table-cell>
            <table:table-cell office:value-type="string" table:style-name="ce31">
              <text:p>No se usa /* … */ para comentarios</text:p>
            </table:table-cell>
            <table:table-cell office:value-type="string" table:content-validation-name="val1" table:style-name="ce42">
              <text:p>Fail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6">
            <table:table-cell office:value-type="string" table:style-name="ce28">
              <text:p>2.40</text:p>
            </table:table-cell>
            <table:table-cell office:value-type="string" table:style-name="ce31">
              <text:p>El código no está en spanglish</text:p>
            </table:table-cell>
            <table:table-cell office:value-type="string" table:content-validation-name="val1" table:style-name="ce42">
              <text:p>N/A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6">
            <table:table-cell office:value-type="string" table:style-name="ce28">
              <text:p>2.41</text:p>
            </table:table-cell>
            <table:table-cell office:value-type="string" table:style-name="ce31">
              <text:p>El código no contiene faltas de ortografía</text:p>
            </table:table-cell>
            <table:table-cell office:value-type="string" table:content-validation-name="val1" table:style-name="ce41">
              <text:p>Ok</text:p>
            </table:table-cell>
            <table:table-cell table:style-name="ce31"/>
            <table:table-cell table:number-columns-repeated="1014" table:style-name="ce32"/>
            <table:table-cell table:number-columns-repeated="15366"/>
          </table:table-row>
          <table:table-row table:style-name="ro6">
            <table:table-cell table:style-name="ce28"/>
            <table:table-cell office:value-type="string" table:style-name="ce31">
              <text:p>…</text:p>
            </table:table-cell>
            <table:table-cell table:content-validation-name="val1" table:style-name="ce41"/>
            <table:table-cell table:style-name="ce31"/>
            <table:table-cell table:number-columns-repeated="1014" table:style-name="ce32"/>
            <table:table-cell table:number-columns-repeated="15366"/>
          </table:table-row>
        </table:table-row-group>
        <table:table-row table:number-rows-repeated="1048520" table:style-name="ro12">
          <table:table-cell table:number-columns-repeated="16384"/>
        </table:table-row>
        <table:named-expressions>
          <table:named-range table:name="Print_Area" table:cell-range-address="Condiciones_y_Resultados.$A$1:Condiciones_y_Resultados.$D$1048576" table:base-cell-address="Condiciones_y_Resultados.$A$1"/>
          <table:named-expression table:name="Excel_BuiltIn__FilterDatabase" table:expression="of:=[.#REF!]" table:base-cell-address="Aux.$A$1"/>
        </table:named-expressions>
      </table:table>
      <table:named-expressions>
        <table:named-range table:name="Estado" table:cell-range-address="Aux.$C$6:Aux.$C$11" table:base-cell-address="Aux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Trebuchet MS" svg:font-family="&quot;Trebuchet M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CondFormat_2_1_1" style:family="table-cell" style:data-style-name="N0">
      <style:table-cell-properties style:vertical-align="automatic" fo:background-color="#FF0000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5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Página</text:span><text:span text:style-name="T1"> </text:span><text:span text:style-name="T1"><text:page-number>1</text:page-number></text:span><text:span text:style-name="T1"><text:s/></text:span><text:span text:style-name="T1">de</text:span><text:span text:style-name="T1"><text:s/></text:span><text:span text:style-name="T1"><text:page-count>99</text:page-count>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Condiciones de Prueba y Resultados Esperados</dc:title>
    <meta:initial-creator>Coritel</meta:initial-creator>
    <dc:creator>sergio garcia</dc:creator>
    <meta:creation-date>2000-12-11T12:36:19Z</meta:creation-date>
    <dc:date>2017-12-08T17:55:02Z</dc:date>
    <meta:print-date>2005-02-01T17:30:33Z</meta:print-date>
    <meta:editing-cycles>29</meta:editing-cycles>
    <meta:editing-duration>PT7756S</meta:editing-duration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AuthorEmail">mar.gomez.ruiz@accenture.com</meta:user-defined>
    <meta:user-defined meta:name="_AuthorEmailDisplayName">Gomez Ruiz, Mar</meta:user-defined>
    <meta:user-defined meta:name="_EmailSubject">Ciclos de pruebas Microsoft</meta:user-defined>
    <meta:user-defined meta:name="_NewReviewCycle"/>
    <meta:user-defined meta:name="_PreviousAdHocReviewCycleID" meta:value-type="float">-182261031</meta:user-defined>
    <meta:user-defined meta:name="_ReviewingToolsShownOnce"/>
    <meta:user-defined meta:name="dIBP">298.000000000000</meta:user-defined>
  </office:meta>
</office:document-meta>
</file>